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"Woah, you totally peed yourself lololol!
Hurry up and get changed lol!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"So, like, after that, right? I bet you think I
went for yakiniku?"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"Like, I always go for yakiniku, right? But I
totally didn't this time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"Srsly?! Why not, lol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"(I-I gotta go pee, but... this gossip is way
to juicy, so I can't leave now...)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"So, get this, in the end, I totally just went for
ramen instead!! "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"That's so random, lololol!!
So what were you doing for two hours, lmao?!
*fidget* *fidget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"Hey, so like, you remember what I said
happened when I went to that one famous
hot spring in the east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"Oh, yeah—! How'd that go?! Did you find
your panties??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"After that, I had the employees and basically
the whole town helping me look for them,
but no-one could find them at all——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"No way, seriously?! Sounds like a panty-thief
to me!! *squirm* *squirm*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"Right?! I totally bet it was that creepy old
guy who was taking his dog for a walk who
did it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"Ah! The guy who took his dog in even though
pets aren't even allowed?! *squirm*...
*wriggle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"Yeah, yeah, him!! He was super suspicious
lol, isn't that totally weird, taking your dog
there?! And walking round the hot spring?!?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"I know, right!! Super weird!! lololol
*wriggle*... *twist*..."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"Oh yeah, that reminds me!! You know the
opera I'm doing, 'Faithful Kerberos'—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"Wait, lol, have you been desperate for the
toilet this whole time? lolol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"Ah, you can tell? lol, I'm totally bursting
here, lmao"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"Then go pee, dummy! lol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"Soz—, I'll be right back haha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"Uhh, where was the nearest toilet...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"*brrrr*
Agh...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"(N-No way... this is way worse than I
thought...)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"The railcar place has a toilet... w-will I even
be able to... make it...?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"Uwaaaaahn!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"Ah, ah, no... I really can't wait to find a
toilet, after all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"I'd better get this over with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"Uwaaaaaaagh———!!! Wh-Why does this
only happen at the worst times, geez!!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"Wh-Wh-Whatever, quickly, just... turn
around... uuh..."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"No... I can't... ohh..."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3:59:00+01:00</meta:creation-date>
    <dc:date>2020-01-19T13:59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